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2in"/>
    </style:style>
    <style:style style:name="co2" style:family="table-column">
      <style:table-column-properties fo:break-before="auto" style:column-width="0.6756in"/>
    </style:style>
    <style:style style:name="co3" style:family="table-column">
      <style:table-column-properties fo:break-before="auto" style:column-width="4.5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47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.139in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1021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 office:value-type="string" calcext:value-type="string">
            <text:p><text:s/>f</text:p>
          </table:table-cell>
          <table:table-cell table:style-name="ce4" office:value-type="string" calcext:value-type="string">
            <text:p>Druh zaťaženia a časť draku lietadla</text:p>
          </table:table-cell>
          <table:table-cell table:style-name="Default"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rozoberateľné svorníky a upevňovacie šróby; zriedka rozoberané spojovacie kovanie krídel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Spoje pohyblivé pri pohybe nezaťažené – pristávajúce zariadenia a časti riadenia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Spoje pohyblivé a zaťažené pri pohybe – pristávajúce zariadenie, riadenie, závesy kormidiel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Závesy klapiek; rozoberateľné spoje vystavené vybráciám; motorová lóža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B3:Sheet1.C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9:25:49.220921255</meta:creation-date>
    <dc:date>2021-05-21T19:41:19.619443718</dc:date>
    <meta:editing-duration>PT3M9S</meta:editing-duration>
    <meta:editing-cycles>2</meta:editing-cycles>
    <meta:generator>LibreOffice/6.4.7.2$Linux_X86_64 LibreOffice_project/40$Build-2</meta:generator>
    <meta:document-statistic meta:table-count="1" meta:cell-count="10" meta:object-count="0"/>
  </office:meta>
</office:document-meta>
</file>